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7f491" officeooo:paragraph-rsid="0017f491"/>
    </style:style>
    <style:style style:name="P3" style:family="paragraph" style:parent-style-name="Text_20_body" style:list-style-name="L1">
      <style:text-properties officeooo:rsid="0026dedc" officeooo:paragraph-rsid="0026dedc"/>
    </style:style>
    <style:style style:name="P4" style:family="paragraph" style:parent-style-name="Text_20_body" style:list-style-name="L2"/>
    <style:style style:name="P5" style:family="paragraph" style:parent-style-name="Text_20_body" style:list-style-name="L2">
      <style:text-properties officeooo:rsid="00373d75" officeooo:paragraph-rsid="00373d75"/>
    </style:style>
    <style:style style:name="P6" style:family="paragraph" style:parent-style-name="Text_20_body" style:list-style-name="L2">
      <style:text-properties officeooo:rsid="0040e0de" officeooo:paragraph-rsid="0040e0de"/>
    </style:style>
    <style:style style:name="P7" style:family="paragraph" style:parent-style-name="Text_20_body" style:list-style-name="L3"/>
    <style:style style:name="P8" style:family="paragraph" style:parent-style-name="Text_20_body" style:list-style-name="L3">
      <style:text-properties officeooo:paragraph-rsid="0046f3e6"/>
    </style:style>
    <style:style style:name="T1" style:family="text">
      <style:text-properties officeooo:rsid="0011c4fe"/>
    </style:style>
    <style:style style:name="T2" style:family="text">
      <style:text-properties officeooo:rsid="00199ebb"/>
    </style:style>
    <style:style style:name="T3" style:family="text">
      <style:text-properties officeooo:rsid="001a0bff"/>
    </style:style>
    <style:style style:name="T4" style:family="text">
      <style:text-properties officeooo:rsid="001cdd4f"/>
    </style:style>
    <style:style style:name="T5" style:family="text">
      <style:text-properties officeooo:rsid="001eab30"/>
    </style:style>
    <style:style style:name="T6" style:family="text">
      <style:text-properties officeooo:rsid="001f8c77"/>
    </style:style>
    <style:style style:name="T7" style:family="text">
      <style:text-properties officeooo:rsid="0021074b"/>
    </style:style>
    <style:style style:name="T8" style:family="text">
      <style:text-properties officeooo:rsid="00210ef9"/>
    </style:style>
    <style:style style:name="T9" style:family="text">
      <style:text-properties officeooo:rsid="0025d0b8"/>
    </style:style>
    <style:style style:name="T10" style:family="text">
      <style:text-properties officeooo:rsid="0027b6d9"/>
    </style:style>
    <style:style style:name="T11" style:family="text">
      <style:text-properties officeooo:rsid="002bd4b5"/>
    </style:style>
    <style:style style:name="T12" style:family="text">
      <style:text-properties officeooo:rsid="002dd98b"/>
    </style:style>
    <style:style style:name="T13" style:family="text">
      <style:text-properties officeooo:rsid="0039a38a"/>
    </style:style>
    <style:style style:name="T14" style:family="text">
      <style:text-properties officeooo:rsid="003f886c"/>
    </style:style>
    <style:style style:name="T15" style:family="text">
      <style:text-properties officeooo:rsid="0046f3e6"/>
    </style:style>
    <style:style style:name="T16" style:family="text">
      <style:text-properties officeooo:rsid="004a656a"/>
    </style:style>
    <style:style style:name="T17" style:family="text">
      <style:text-properties officeooo:rsid="004bc745"/>
    </style:style>
    <style:style style:name="T18" style:family="text">
      <style:text-properties officeooo:rsid="004ebcd6"/>
    </style:style>
    <style:style style:name="T19" style:family="text">
      <style:text-properties officeooo:rsid="004fbd7f"/>
    </style:style>
    <style:style style:name="T20" style:family="text">
      <style:text-properties officeooo:rsid="005305e4"/>
    </style:style>
    <style:style style:name="T21" style:family="text">
      <style:text-properties officeooo:rsid="005506a6"/>
    </style:style>
    <style:style style:name="T22" style:family="text">
      <style:text-properties officeooo:rsid="005c135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5:33-48</text:h>
      <text:h text:style-name="Heading_20_2" text:outline-level="2"><text:bookmark text:name="en-GNT-26314"/>Teaching about Vows <text:span text:style-name="T1">(33-37)</text:span></text:h>
      <text:list xml:id="list4152888964" text:style-name="L1">
        <text:list-item>
          <text:p text:style-name="P1">“You have also heard that people were told in the past, ‘Do not break your promise, but do what you have vowed to the Lord to do.’ <text:bookmark text:name="en-GNT-26315"/>But now I tell you: do not use any vow when you make a promise. Do not swear by heaven, for it is God's throne; <text:bookmark text:name="en-GNT-26316"/>nor by earth, for it is the resting place for his feet; nor by Jerusalem, for it is the city of the great King. <text:bookmark text:name="en-GNT-26317"/>Do not even swear by your head, because you cannot make a single hair white or black. <text:bookmark text:name="en-GNT-26318"/>Just say ‘Yes’ or ‘No’—anything else you say comes from the Evil One.</text:p>
        </text:list-item>
        <text:list-item>
          <text:p text:style-name="P2">People make <text:span text:style-name="T3">promises </text:span>and break them, <text:span text:style-name="T5">which is bad. </text:span><text:span text:style-name="T6">I</text:span><text:span text:style-name="T4">n a bid to convience the next person they </text:span><text:span text:style-name="T7">try to solidify their promises by making</text:span><text:span text:style-name="T4"> </text:span><text:span text:style-name="T3">vow</text:span><text:span text:style-name="T4">s</text:span><text:span text:style-name="T3"> by the </text:span><text:span text:style-name="T4">heaven, earth, Jerusalem and any other way. </text:span><text:span text:style-name="T8">Inspite of the vow, the promises are still broken. </text:span><text:span text:style-name="T2">Hence, Christ is teaching us not to make vows </text:span><text:span text:style-name="T21">of any sorts</text:span><text:span text:style-name="T2">. </text:span><text:span text:style-name="T9">We should also be people of our word, when we promise something we should make sure we fulfill it just like how we want others to fulfill their promises.</text:span></text:p>
        </text:list-item>
        <text:list-item>
          <text:p text:style-name="P3">The safest way to go about <text:span text:style-name="T10">our promises and word is to either say yes or no. </text:span><text:span text:style-name="T11">We should learn to say yes when we mean yes and no when we mean no, </text:span><text:span text:style-name="T12">we should</text:span><text:span text:style-name="T22">n’t</text:span><text:span text:style-name="T12"> try to sugar quote our yes or no for we’ll end up lying or sinning with words.</text:span></text:p>
        </text:list-item>
      </text:list>
      <text:h text:style-name="Heading_20_2" text:outline-level="2"><text:bookmark text:name="en-GNT-26319"/>Teaching about Revenge <text:span text:style-name="T1">(38-42)</text:span></text:h>
      <text:list xml:id="list4185944768" text:style-name="L2">
        <text:list-item>
          <text:p text:style-name="P4">“You have heard that it was said, ‘An eye for an eye, and a tooth for a tooth.’ <text:bookmark text:name="en-GNT-26320"/>But now I tell you: do not take revenge on someone who wrongs you. If anyone slaps you on the right cheek, let him slap your left cheek too. <text:bookmark text:name="en-GNT-26321"/>And if someone takes you to court to sue you for your shirt, let him have your coat as well. <text:bookmark text:name="en-GNT-26322"/>And if one of the occupation troops forces you to carry his pack one mile, carry it two miles. <text:bookmark text:name="en-GNT-26323"/>When someone asks you for something, give it to him; when someone wants to borrow something, lend it to him.</text:p>
        </text:list-item>
        <text:list-item>
          <text:p text:style-name="P5">We must not revenge. <text:span text:style-name="T13">We must go against our human nature and allow the perpetrator to go the extra mile of doing wrong to us. </text:span><text:span text:style-name="T14">When we’re slapped, give the other cheek; when we’re forecd to go one mile, we must go for 2 miles.</text:span></text:p>
        </text:list-item>
        <text:list-item>
          <text:p text:style-name="P6">When someone asks or borrows something we should lend it to them.</text:p>
        </text:list-item>
      </text:list>
      <text:h text:style-name="Heading_20_2" text:outline-level="2"><text:bookmark text:name="en-GNT-26324"/>Love for Enemies <text:span text:style-name="T1">(43-48)</text:span></text:h>
      <text:list xml:id="list3344129729" text:style-name="L3">
        <text:list-item>
          <text:p text:style-name="P7">“You have heard that it was said, ‘Love your friends, hate your enemies.’ <text:bookmark text:name="en-GNT-26325"/>But now I tell you: love your enemies and pray for those who persecute you, <text:bookmark text:name="en-GNT-26326"/>so that you may become the children of your Father in heaven. For he makes his sun to shine on bad and good people alike, and gives rain to those who do good and to those who do evil. <text:bookmark text:name="en-GNT-26327"/>Why should God reward you if you love only the people who love you? Even the tax collectors do that! <text:bookmark text:name="en-GNT-26328"/>And if you speak only to your friends, have you done anything out of the ordinary? Even the pagans do that! <text:bookmark text:name="en-GNT-26329"/>You must be perfect—just as your Father in heaven is perfect.</text:p>
        </text:list-item>
        <text:list-item>
          <text:p text:style-name="P8"><text:span text:style-name="T15">As we’re children of God we should do as God does. God loves us all, he sends rain and the sun to all i.e the good and the bad. </text:span><text:span text:style-name="T16">We should also do the same here on earth, we should love </text:span><text:soft-page-break/><text:span text:style-name="T16">all people, our friends and our enemies. </text:span><text:span text:style-name="T17">Doing so makes us children of God, </text:span><text:span text:style-name="T18">perfect beings </text:span><text:span text:style-name="T17">and we get a reward for doing the extra ordinary. </text:span><text:span text:style-name="T20">Loving only our friends does not distiguish us from pegans and tax collector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0T05:23:04.243604324</meta:creation-date>
    <dc:date>2021-10-20T06:04:11.003230401</dc:date>
    <meta:editing-duration>PT40M58S</meta:editing-duration>
    <meta:editing-cycles>37</meta:editing-cycles>
    <meta:generator>LibreOffice/6.4.7.2$Linux_X86_64 LibreOffice_project/40$Build-2</meta:generator>
    <meta:document-statistic meta:table-count="0" meta:image-count="0" meta:object-count="0" meta:page-count="2" meta:paragraph-count="12" meta:word-count="629" meta:character-count="3120" meta:non-whitespace-character-count="2513"/>
  </office:meta>
</office:document-meta>
</file>